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8ac53" officeooo:paragraph-rsid="0018ac53"/>
    </style:style>
    <style:style style:name="P2" style:family="paragraph" style:parent-style-name="Standard">
      <style:text-properties officeooo:rsid="0018ac53" officeooo:paragraph-rsid="001b5178"/>
    </style:style>
    <style:style style:name="P3" style:family="paragraph" style:parent-style-name="Standard">
      <style:text-properties officeooo:rsid="0018ac53" officeooo:paragraph-rsid="001be395"/>
    </style:style>
    <style:style style:name="P4" style:family="paragraph" style:parent-style-name="Standard">
      <style:text-properties officeooo:rsid="001be395" officeooo:paragraph-rsid="001be395"/>
    </style:style>
    <style:style style:name="P5" style:family="paragraph" style:parent-style-name="Standard">
      <style:text-properties officeooo:rsid="001df1f5" officeooo:paragraph-rsid="001df1f5"/>
    </style:style>
    <style:style style:name="P6" style:family="paragraph" style:parent-style-name="Standard">
      <style:text-properties officeooo:rsid="001e4efd" officeooo:paragraph-rsid="001e4efd"/>
    </style:style>
    <style:style style:name="P7" style:family="paragraph" style:parent-style-name="Standard">
      <style:text-properties officeooo:rsid="001e4efd" officeooo:paragraph-rsid="001fb4cc"/>
    </style:style>
    <style:style style:name="P8" style:family="paragraph" style:parent-style-name="Standard">
      <style:text-properties officeooo:rsid="001fb4cc" officeooo:paragraph-rsid="001fb4cc"/>
    </style:style>
    <style:style style:name="P9" style:family="paragraph" style:parent-style-name="Standard">
      <style:text-properties officeooo:rsid="0020cc38" officeooo:paragraph-rsid="0020cc38"/>
    </style:style>
    <style:style style:name="P10" style:family="paragraph" style:parent-style-name="Standard">
      <style:text-properties officeooo:rsid="001b5178" officeooo:paragraph-rsid="001d4705"/>
    </style:style>
    <style:style style:name="P11" style:family="paragraph" style:parent-style-name="Standard">
      <style:text-properties officeooo:rsid="00215114" officeooo:paragraph-rsid="00215114"/>
    </style:style>
    <style:style style:name="P12" style:family="paragraph" style:parent-style-name="Standard">
      <style:text-properties officeooo:rsid="0021d557" officeooo:paragraph-rsid="0021d557"/>
    </style:style>
    <style:style style:name="P13" style:family="paragraph" style:parent-style-name="Standard">
      <style:text-properties officeooo:rsid="0021dd39" officeooo:paragraph-rsid="0021dd39"/>
    </style:style>
    <style:style style:name="P14" style:family="paragraph" style:parent-style-name="Standard">
      <style:text-properties officeooo:rsid="0021fdd3" officeooo:paragraph-rsid="0021fdd3"/>
    </style:style>
    <style:style style:name="P15" style:family="paragraph" style:parent-style-name="Standard">
      <style:text-properties officeooo:rsid="002388f7" officeooo:paragraph-rsid="002388f7"/>
    </style:style>
    <style:style style:name="P16" style:family="paragraph" style:parent-style-name="Standard">
      <style:text-properties officeooo:rsid="0023f777" officeooo:paragraph-rsid="0023f777"/>
    </style:style>
    <style:style style:name="P17" style:family="paragraph" style:parent-style-name="Standard">
      <style:text-properties officeooo:rsid="002599df" officeooo:paragraph-rsid="002599df"/>
    </style:style>
    <style:style style:name="P18" style:family="paragraph" style:parent-style-name="Standard">
      <style:text-properties officeooo:rsid="002f7650" officeooo:paragraph-rsid="002f7650"/>
    </style:style>
    <style:style style:name="P19" style:family="paragraph" style:parent-style-name="Standard">
      <style:text-properties officeooo:rsid="00312557" officeooo:paragraph-rsid="003971c2"/>
    </style:style>
    <style:style style:name="P20" style:family="paragraph" style:parent-style-name="Standard">
      <style:text-properties officeooo:rsid="0032bd6e" officeooo:paragraph-rsid="003971c2"/>
    </style:style>
    <style:style style:name="P21" style:family="paragraph" style:parent-style-name="Standard">
      <style:text-properties officeooo:rsid="002f7650" officeooo:paragraph-rsid="002f7650" fo:background-color="#ffff00"/>
    </style:style>
    <style:style style:name="P22" style:family="paragraph" style:parent-style-name="Standard">
      <style:text-properties officeooo:rsid="00312557" officeooo:paragraph-rsid="00312557" fo:background-color="#ffff00"/>
    </style:style>
    <style:style style:name="P23" style:family="paragraph" style:parent-style-name="Standard">
      <style:text-properties officeooo:rsid="00312557" officeooo:paragraph-rsid="003971c2" fo:background-color="#ffff00"/>
    </style:style>
    <style:style style:name="P24" style:family="paragraph" style:parent-style-name="Standard">
      <style:text-properties officeooo:rsid="0039d039" officeooo:paragraph-rsid="003a5898"/>
    </style:style>
    <style:style style:name="P25" style:family="paragraph" style:parent-style-name="Standard">
      <style:text-properties officeooo:rsid="003b6778" officeooo:paragraph-rsid="003c6d6d"/>
    </style:style>
    <style:style style:name="P26" style:family="paragraph" style:parent-style-name="Standard">
      <style:text-properties fo:font-weight="bold" officeooo:rsid="0018ac53" officeooo:paragraph-rsid="0018ac53" style:font-weight-asian="bold" style:font-weight-complex="bold"/>
    </style:style>
    <style:style style:name="P27" style:family="paragraph" style:parent-style-name="Standard">
      <style:text-properties officeooo:rsid="003ea59f" officeooo:paragraph-rsid="003ea59f"/>
    </style:style>
    <style:style style:name="P28" style:family="paragraph" style:parent-style-name="Standard">
      <style:text-properties officeooo:rsid="00269a55" officeooo:paragraph-rsid="00409048"/>
    </style:style>
    <style:style style:name="P29" style:family="paragraph" style:parent-style-name="Standard">
      <style:text-properties officeooo:rsid="00269a55" officeooo:paragraph-rsid="0042251c"/>
    </style:style>
    <style:style style:name="P30" style:family="paragraph" style:parent-style-name="Standard">
      <style:text-properties officeooo:rsid="00269a55" officeooo:paragraph-rsid="0048b1a3"/>
    </style:style>
    <style:style style:name="P31" style:family="paragraph" style:parent-style-name="Standard">
      <style:text-properties officeooo:rsid="003d38d1" officeooo:paragraph-rsid="003d38d1"/>
    </style:style>
    <style:style style:name="P32" style:family="paragraph" style:parent-style-name="Standard">
      <style:text-properties officeooo:rsid="0041b43d" officeooo:paragraph-rsid="0041b43d"/>
    </style:style>
    <style:style style:name="P33" style:family="paragraph" style:parent-style-name="Standard">
      <style:text-properties officeooo:rsid="00277ceb" officeooo:paragraph-rsid="0042251c"/>
    </style:style>
    <style:style style:name="P34" style:family="paragraph" style:parent-style-name="Standard">
      <style:text-properties officeooo:rsid="00495c6b" officeooo:paragraph-rsid="00495c6b"/>
    </style:style>
    <style:style style:name="P35" style:family="paragraph" style:parent-style-name="Table_20_Contents">
      <style:text-properties fo:background-color="#ffff00"/>
    </style:style>
    <style:style style:name="P36" style:family="paragraph" style:parent-style-name="Table_20_Contents">
      <style:text-properties officeooo:rsid="00399e29" officeooo:paragraph-rsid="00399e29" fo:background-color="#ffff00"/>
    </style:style>
    <style:style style:name="P37" style:family="paragraph" style:parent-style-name="Preformatted_20_Text">
      <style:text-properties officeooo:rsid="0026a429" officeooo:paragraph-rsid="0042251c"/>
    </style:style>
    <style:style style:name="P38" style:family="paragraph" style:parent-style-name="Preformatted_20_Text">
      <style:text-properties officeooo:rsid="0026a429" officeooo:paragraph-rsid="004670f1"/>
    </style:style>
    <style:style style:name="P39" style:family="paragraph" style:parent-style-name="Preformatted_20_Text">
      <style:text-properties officeooo:rsid="0026a429" officeooo:paragraph-rsid="0042a17a"/>
    </style:style>
    <style:style style:name="P40" style:family="paragraph" style:parent-style-name="Preformatted_20_Text">
      <style:text-properties officeooo:rsid="0026a429" officeooo:paragraph-rsid="00486e34"/>
    </style:style>
    <style:style style:name="P41" style:family="paragraph" style:parent-style-name="Standard">
      <style:text-properties officeooo:rsid="0048b1a3" officeooo:paragraph-rsid="0048b1a3"/>
    </style:style>
    <style:style style:name="P42" style:family="paragraph" style:parent-style-name="Standard">
      <style:text-properties officeooo:rsid="00495c6b" officeooo:paragraph-rsid="00495c6b"/>
    </style:style>
    <style:style style:name="P43" style:family="paragraph" style:parent-style-name="Standard">
      <style:text-properties officeooo:rsid="004b0687" officeooo:paragraph-rsid="004b0687"/>
    </style:style>
    <style:style style:name="P44" style:family="paragraph" style:parent-style-name="Standard">
      <style:text-properties officeooo:rsid="004bd804" officeooo:paragraph-rsid="004bd804"/>
    </style:style>
    <style:style style:name="T1" style:family="text">
      <style:text-properties officeooo:rsid="001e4efd"/>
    </style:style>
    <style:style style:name="T2" style:family="text">
      <style:text-properties officeooo:rsid="001fb4cc"/>
    </style:style>
    <style:style style:name="T3" style:family="text">
      <style:text-properties officeooo:rsid="0021fdd3"/>
    </style:style>
    <style:style style:name="T4" style:family="text">
      <style:text-properties officeooo:rsid="0026375e"/>
    </style:style>
    <style:style style:name="T5" style:family="text">
      <style:text-properties officeooo:rsid="00277ceb"/>
    </style:style>
    <style:style style:name="T6" style:family="text">
      <style:text-properties officeooo:rsid="002b62d9"/>
    </style:style>
    <style:style style:name="T7" style:family="text">
      <style:text-properties officeooo:rsid="0032bd6e"/>
    </style:style>
    <style:style style:name="T8" style:family="text">
      <style:text-properties officeooo:rsid="0033b312"/>
    </style:style>
    <style:style style:name="T9" style:family="text">
      <style:text-properties officeooo:rsid="003a5898"/>
    </style:style>
    <style:style style:name="T10" style:family="text">
      <style:text-properties officeooo:rsid="003c6d6d"/>
    </style:style>
    <style:style style:name="T11" style:family="text">
      <style:text-properties fo:font-weight="bold" style:font-weight-asian="bold" style:font-weight-complex="bold"/>
    </style:style>
    <style:style style:name="T12" style:family="text">
      <style:text-properties officeooo:rsid="003d2897"/>
    </style:style>
    <style:style style:name="T13" style:family="text">
      <style:text-properties officeooo:rsid="003ea59f"/>
    </style:style>
    <style:style style:name="T14" style:family="text">
      <style:text-properties fo:font-variant="normal" fo:text-transform="none" fo:color="#303336" style:font-name="Liberation Serif" fo:font-size="12pt" fo:letter-spacing="normal" fo:font-style="normal" fo:font-weight="normal" officeooo:rsid="0072f336" fo:background-color="#ffffff" loext:char-shading-value="0" style:font-size-asian="12pt" style:font-size-complex="12pt" loext:padding="0in" loext:border="none"/>
    </style:style>
    <style:style style:name="T15" style:family="text">
      <style:text-properties fo:font-variant="normal" fo:text-transform="none" fo:color="#303336" style:font-name="Liberation Serif" fo:font-size="12pt" fo:letter-spacing="normal" fo:font-style="normal" fo:font-weight="normal" officeooo:rsid="0042251c" fo:background-color="#ffffff" loext:char-shading-value="0" style:font-size-asian="12pt" style:font-size-complex="12pt" loext:padding="0in" loext:border="none"/>
    </style:style>
    <style:style style:name="T16" style:family="text">
      <style:text-properties fo:font-variant="normal" fo:text-transform="none" fo:color="#303336" style:font-name="Liberation Serif" fo:font-size="12pt" fo:letter-spacing="normal" fo:font-style="normal" fo:font-weight="normal" officeooo:rsid="0042a17a" fo:background-color="#ffffff" loext:char-shading-value="0" style:font-size-asian="12pt" style:font-size-complex="12pt" loext:padding="0in" loext:border="none"/>
    </style:style>
    <style:style style:name="T17" style:family="text">
      <style:text-properties fo:font-variant="normal" fo:text-transform="none" fo:color="#303336" style:font-name="Liberation Serif" fo:font-size="12pt" fo:letter-spacing="normal" fo:font-style="normal" fo:font-weight="normal" officeooo:rsid="004670f1" fo:background-color="#ffffff" loext:char-shading-value="0" style:font-size-asian="12pt" style:font-size-complex="12pt" loext:padding="0in" loext:border="none"/>
    </style:style>
    <style:style style:name="T18" style:family="text">
      <style:text-properties fo:font-variant="normal" fo:text-transform="none" fo:color="#303336" style:font-name="Liberation Serif" fo:font-size="12pt" fo:letter-spacing="normal" fo:font-style="normal" fo:font-weight="normal" officeooo:rsid="00486e34" fo:background-color="#ffffff" loext:char-shading-value="0" style:font-size-asian="12pt" style:font-size-complex="12pt"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8">Approach</text:p>
      <text:p text:style-name="P18"/>
      <text:p text:style-name="P18">We approach the problem of Natural Language relation to KB properties matching by carrying out analytical processing of the two complementary side namely the natural language (query side) and the Knowledge graph side. The aim is to provide a similar representation for both sides that would lend easily to comparison. We then employ a set of syntactic and semantic similarities measures to filter out which property matches the relation in the question. We describe our relation extraction approach followed by a …. of how we process the properties from the KB and the matching process.</text:p>
      <text:p text:style-name="P18"/>
      <text:p text:style-name="P21">Relation Extraction </text:p>
      <text:p text:style-name="P22">Given that questions are often transient <text:span text:style-name="T8">and may lack some distant syntactic and semantics associations that would normally be present in free text while also</text:span> <text:span text:style-name="T8">inherently </text:span>contain <text:span text:style-name="T8">implicit or explicit characteristics that may not be exhibited in free text. We make some assumptions and formulate constraints that would assist to represent a question. </text:span></text:p>
      <text:p text:style-name="P22"/>
      <text:p text:style-name="P22"/>
      <text:p text:style-name="P23">We assume that a question is either a simple question or is a variably connected set of simple questions. A simple question is a question which exposes only one unique relation (Quote Denis and ) and as such the relation can only match one unique property in the KB. <text:span text:style-name="T7">Each simple question has desire, the type of answer expected (quote Sherzod Hakimov, and Andrew D. Walker), a binary relation, which can be represented in logical form rel(x,y) in which rel describes the relationship between known or unknown entities x and y (quote Percy Liang ) and a set assistive words and symbols. This set of words can be further viewed as named entity nouns, non-named entity nouns and helper words. In this work, we represent a simple question as a single relation, hereafter simply referred to as Q-Rel. Formally Q-Rel is a octa-tuple {d,help,rel,left,right,e,n,y}: </text:span></text:p>
      <text:p text:style-name="P23"/>
      <table:table table:name="Table1" table:style-name="Table1">
        <table:table-column table:style-name="Table1.A"/>
        <table:table-column table:style-name="Table1.B"/>
        <table:table-row>
          <table:table-cell table:style-name="Table1.A1" office:value-type="string">
            <text:p text:style-name="P35">d</text:p>
          </table:table-cell>
          <table:table-cell table:style-name="Table1.B1" office:value-type="string">
            <text:p text:style-name="P36">Question Desire</text:p>
          </table:table-cell>
        </table:table-row>
        <table:table-row>
          <table:table-cell table:style-name="Table1.A2" office:value-type="string">
            <text:p text:style-name="P35">Help</text:p>
          </table:table-cell>
          <table:table-cell table:style-name="Table1.B2" office:value-type="string">
            <text:p text:style-name="P36">Direct helper word to the relation</text:p>
          </table:table-cell>
        </table:table-row>
        <table:table-row>
          <table:table-cell table:style-name="Table1.A2" office:value-type="string">
            <text:p text:style-name="P35">Rel </text:p>
          </table:table-cell>
          <table:table-cell table:style-name="Table1.B2" office:value-type="string">
            <text:p text:style-name="P36">The word in the question that denotes the relation</text:p>
          </table:table-cell>
        </table:table-row>
        <table:table-row>
          <table:table-cell table:style-name="Table1.A2" office:value-type="string">
            <text:p text:style-name="P35">Left</text:p>
          </table:table-cell>
          <table:table-cell table:style-name="Table1.B2" office:value-type="string">
            <text:p text:style-name="P36">The left element in the relation</text:p>
          </table:table-cell>
        </table:table-row>
        <table:table-row>
          <table:table-cell table:style-name="Table1.A2" office:value-type="string">
            <text:p text:style-name="P35">right</text:p>
          </table:table-cell>
          <table:table-cell table:style-name="Table1.B2" office:value-type="string">
            <text:p text:style-name="P36">The right element in the relation</text:p>
          </table:table-cell>
        </table:table-row>
        <table:table-row>
          <table:table-cell table:style-name="Table1.A2" office:value-type="string">
            <text:p text:style-name="P35">E</text:p>
          </table:table-cell>
          <table:table-cell table:style-name="Table1.B2" office:value-type="string">
            <text:p text:style-name="P36">A possibly empty set of named entities save left and right</text:p>
          </table:table-cell>
        </table:table-row>
        <table:table-row>
          <table:table-cell table:style-name="Table1.A2" office:value-type="string">
            <text:p text:style-name="P35">N</text:p>
          </table:table-cell>
          <table:table-cell table:style-name="Table1.B2" office:value-type="string">
            <text:p text:style-name="P36">A possibly empty set of nouns that are not named entities and not in left or right</text:p>
          </table:table-cell>
        </table:table-row>
        <table:table-row>
          <table:table-cell table:style-name="Table1.A2" office:value-type="string">
            <text:p text:style-name="P36">Y</text:p>
          </table:table-cell>
          <table:table-cell table:style-name="Table1.B2" office:value-type="string">
            <text:p text:style-name="P36">Any other descriptive attributes such as preposition of the rel</text:p>
          </table:table-cell>
        </table:table-row>
      </table:table>
      <text:p text:style-name="P23"/>
      <text:p text:style-name="P19"/>
      <text:p text:style-name="P20">a question Q is expressed as Q←{r+} where r</text:p>
      <text:p text:style-name="P18"/>
      <text:p text:style-name="P1"/>
      <text:p text:style-name="P1"/>
      <text:p text:style-name="P1"/>
      <text:p text:style-name="P1"/>
      <text:p text:style-name="P1"><text:soft-page-break/></text:p>
      <text:p text:style-name="P25"><text:span text:style-name="T11">Question Desire </text:span>is obtained through xxx implementation of yyy the algorithm () that trains an SVM classifier using ZZZ dataset with 94 % accuracy on Course classes and 88% on fine classes. We only employ the course model for our classification since we need <text:span text:style-name="T10">only the seven classes: location, human, miscellaneous, Time, number, </text:span></text:p>
      <text:p text:style-name="P25"><text:s/></text:p>
      <text:p text:style-name="P26">Similarity Measurement</text:p>
      <text:p text:style-name="P3">In this work, we seek to determine the semantic distance between the relation from the natural text and the property from the KB. <text:span text:style-name="T12">Given the Q-Rel and the property from section 4, we apply similarity distance measures based on wordnet similarities and :</text:span></text:p>
      <text:p text:style-name="P3"/>
      <text:p text:style-name="P4">main relation word → mostly a noun or verb is extracted to represent the n</text:p>
      <text:p text:style-name="P3"/>
      <text:p text:style-name="P10">The edit distance measurements such as the <text:s/>Levenstein distance can only function in a few scenarios where the relation word from the from the . <text:s/></text:p>
      <text:p text:style-name="P2"/>
      <text:p text:style-name="P2">Given the following <text:s/></text:p>
      <text:p text:style-name="P1">The task of generating the similarity vector for the </text:p>
      <text:p text:style-name="P1"/>
      <text:p text:style-name="P1"/>
      <text:p text:style-name="P1"/>
      <text:p text:style-name="P5">LCH similarity : <text:s/>what exactly is this ? </text:p>
      <text:p text:style-name="P5"/>
      <text:p text:style-name="P6"><text:s/>-<text:span text:style-name="T2">&gt;</text:span>Ratio of Unique Subjects per object</text:p>
      <text:p text:style-name="P7">-<text:span text:style-name="T2">&gt;</text:span>Number of instances</text:p>
      <text:p text:style-name="P6"/>
      <text:p text:style-name="P8"><text:span text:style-name="T1">-</text:span>&gt;Number of Objects vs Number of Subjects</text:p>
      <text:p text:style-name="P8"/>
      <text:p text:style-name="P9">inbetweenness, centrality graph measures, in degree and out degree . … Page rank, </text:p>
      <text:p text:style-name="P9"/>
      <text:p text:style-name="P9">1. Create a schema description of all the measures : diagramatic</text:p>
      <text:p text:style-name="P9">2. Normalize the weights</text:p>
      <text:p text:style-name="P9">3. Experiment with each weight and see perfomance</text:p>
      <text:p text:style-name="P9">4. Number of instances</text:p>
      <text:p text:style-name="P9">5. Sub graphs ??!</text:p>
      <text:p text:style-name="P9"/>
      <text:p text:style-name="P9"/>
      <text:p text:style-name="P11">+49<text:span text:style-name="T6">1</text:span>5211227962</text:p>
      <text:p text:style-name="P11"/>
      <text:p text:style-name="P12">pin 5972 <text:span text:style-name="T13">Sim</text:span></text:p>
      <text:p text:style-name="P27">MPESA 5898</text:p>
      <text:p text:style-name="P27">Last amounts : Much interaction with betin → 3K to betin</text:p>
      <text:p text:style-name="P12"/>
      <text:p text:style-name="P13">Dienstag <text:span text:style-name="T3">18:00 </text:span></text:p>
      <text:p text:style-name="P14">Steprathsrt. 22 <text:s/>51103 Köln Kalk</text:p>
      <text:p text:style-name="P14"/>
      <text:p text:style-name="P14"/>
      <text:p text:style-name="P15">Top houses</text:p>
      <text:p text:style-name="P15"/>
      <text:p text:style-name="P15"><text:a xlink:type="simple" xlink:href="https://www.immowelt.de/expose/2EAZT43" text:style-name="Internet_20_link" text:visited-style-name="Visited_20_Internet_20_Link">https://www.immowelt.de/expose/2EAZT43</text:a></text:p>
      <text:p text:style-name="P16"><text:a xlink:type="simple" xlink:href="https://www.immowelt.de/expose/2EAZT43" text:style-name="Internet_20_link" text:visited-style-name="Visited_20_Internet_20_Link">https://www.immowelt.de/expose/2EAZT43</text:a></text:p>
      <text:p text:style-name="P16"/>
      <text:p text:style-name="P16"><text:soft-page-break/></text:p>
      <text:p text:style-name="P17">lindental Dürener 44 </text:p>
      <text:p text:style-name="P17"/>
      <text:p text:style-name="P17">16:30 – 17:<text:span text:style-name="T4">30</text:span></text:p>
      <text:p text:style-name="P17"/>
      <text:p text:style-name="P30"><text:a xlink:type="simple" xlink:href="mailto:l@vi4chiengy" text:style-name="Internet_20_link" text:visited-style-name="Visited_20_Internet_20_Link">l@vi4chieng</text:a><text:a xlink:type="simple" xlink:href="mailto:l@vi4chiengy" text:style-name="Internet_20_link" text:visited-style-name="Visited_20_Internet_20_Link"><text:span text:style-name="T5">y</text:span></text:a><text:span text:style-name="T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Hammerstrmidt 11.</text:span></text:p>
      <text:p text:style-name="P41">Bus bis Hammerschmmit straße </text:p>
      <text:p text:style-name="P41">Sürth<text:tab/><text:tab/><text:tab/><text:tab/><text:tab/><text:tab/><text:tab/><text:tab/><text:tab/><text:tab/><text:tab/><text:tab/><text:tab/><text:tab/><text:tab/><text:tab/><text:tab/><text:tab/><text:tab/><text:tab/><text:tab/><text:tab/><text:tab/><text:tab/><text:tab/><text:tab/><text:tab/><text:tab/><text:tab/><text:tab/><text:tab/><text:tab/><text:tab/><text:tab/><text:tab/><text:tab/><text:tab/><text:tab/><text:tab/>015211227962 m<text:tab/><text:tab/></text:p>
      <text:p text:style-name="P28"/>
      <text:p text:style-name="P33">properties<text:tab/><text:tab/><text:tab/><text:tab/><text:tab/><text:tab/><text:tab/><text:tab/><text:tab/><text:tab/><text:tab/><text:tab/></text:p>
      <text:p text:style-name="P37"><text:span text:style-name="Source_20_Text"><text:span text:style-name="T14"/></text:span></text:p>
      <text:p text:style-name="P39"><text:span text:style-name="Source_20_Text"><text:span text:style-name="T16">domain, label, range, comment,ratio, how do we handle double word labels. </text:span></text:span></text:p>
      <text:p text:style-name="P40"><text:span text:style-name="Source_20_Text"><text:span text:style-name="T18">For our work we ….DBPedia </text:span></text:span></text:p>
      <text:p text:style-name="P40"><text:span text:style-name="Source_20_Text"><text:span text:style-name="T18"/></text:span></text:p>
      <text:p text:style-name="P40"><text:span text:style-name="Source_20_Text"><text:span text:style-name="T18">Synonyms and </text:span></text:span></text:p>
      <text:p text:style-name="P37"><text:span text:style-name="Source_20_Text"><text:span text:style-name="T14"/></text:span></text:p>
      <text:p text:style-name="P37"><text:span text:style-name="Source_20_Text"><text:span text:style-name="T14">There is a gap that we must initially consider solving </text:span></text:span><text:span text:style-name="Source_20_Text"><text:span text:style-name="T15">concerning processing of properties.</text:span></text:span><text:span text:style-name="Source_20_Text"><text:span text:style-name="T14"> Once we obtain the relations from the queries, we need to find a way to obtain a top N of semantically similar relations. No Corpus exists for this task. That's what I am now thinking about. Because once we get top say 10 closest relations (not necessarily verbs or head words coz some relations are nouns ), then we can write a simple similarity measure algorithm like the Levenstein alg on their lemmatized forms to get the DBPedia property.</text:span></text:span></text:p>
      <text:p text:style-name="P37"><text:span text:style-name="Source_20_Text"><text:span text:style-name="T14"/></text:span></text:p>
      <text:p text:style-name="P38"><text:span text:style-name="Source_20_Text"><text:span text:style-name="T17">Rel Extraction</text:span></text:span></text:p>
      <text:p text:style-name="P37"><text:span text:style-name="Source_20_Text"><text:span text:style-name="T14"/></text:span></text:p>
      <text:p text:style-name="P38"><text:span text:style-name="Source_20_Text"><text:span text:style-name="T17">Among these the only constructs that require recursive processing of a query is the relative clauses since the other three lend themselves directly into relations. An adjectival clause also called relative clause \cite{Felser2003,Ngomo2013} are introduced by the relative pronouns who, whose, whom, which, when etc. Regardless of whether these are defining or non/defining </text:span></text:span></text:p>
      <text:p text:style-name="P29"/>
      <text:p text:style-name="P33"><text:tab/><text:tab/><text:tab/><text:tab/><text:tab/><text:tab/><text:tab/><text:tab/><text:tab/><text:tab/><text:tab/><text:tab/><text:tab/><text:tab/><text:tab/><text:tab/><text:tab/><text:tab/><text:tab/><text:tab/><text:tab/><text:tab/><text:tab/><text:tab/><text:tab/><text:tab/><text:tab/><text:tab/>CONCLUSION</text:p>
      <text:p text:style-name="P24">In conclusion, we have presented an approach to developing an independent reusable tool for matching natural language relations to KB Properties. For KG based question answering pipelines, <text:soft-page-break/>this tool <text:span text:style-name="T13">employs dependency parse characteristics with adjustment rules then carries out a match against KG properties enhanced with word lexicon Wordnet. </text:span><text:tab/><text:tab/><text:tab/><text:tab/><text:tab/><text:tab/><text:tab/><text:tab/><text:tab/><text:tab/><text:tab/><text:tab/><text:tab/></text:p>
      <text:p text:style-name="P24"/>
      <text:p text:style-name="P24"><text:span text:style-name="T9">/opt/EdrawMax-8.6/EdrawMax</text:span><text:tab/><text:tab/><text:tab/></text:p>
      <text:p text:style-name="P24"/>
      <text:p text:style-name="P24"/>
      <text:p text:style-name="P31">Ludwich Quede platz 22 : end of July. Call the Bochum number on 23 July</text:p>
      <text:p text:style-name="P31"/>
      <text:p text:style-name="P31"/>
      <text:p text:style-name="P31"/>
      <text:p text:style-name="P31"/>
      <text:p text:style-name="P31"/>
      <text:p text:style-name="P31"/>
      <text:p text:style-name="P32">MateTee</text:p>
      <text:p text:style-name="P32">TransE Loss Function:</text:p>
      <text:p text:style-name="P32">Translation Embedings of KG</text:p>
      <text:p text:style-name="P32"/>
      <text:p text:style-name="P32"/>
      <text:p text:style-name="P34">digraph finite_state_machine {</text:p>
      <text:p text:style-name="P34"><text:tab/>rankdir=HR;</text:p>
      <text:p text:style-name="P34"><text:tab/>size="8,5"</text:p>
      <text:p text:style-name="P34"><text:tab/>node [shape = oval];</text:p>
      <text:p text:style-name="P34"><text:s text:c="8"/>capital -&gt; capital [ label = "root" ];</text:p>
      <text:p text:style-name="P34"><text:tab/>capital -&gt; what [ label = "nsubj" ];</text:p>
      <text:p text:style-name="P34"><text:tab/>capital -&gt; is [ label = "cop" ];</text:p>
      <text:p text:style-name="P34"><text:tab/>capital -&gt; the [ label = "det" ];</text:p>
      <text:p text:style-name="P34"><text:tab/>capital -&gt; of [ label = "prep" ];</text:p>
      <text:p text:style-name="P34"><text:tab/>of -&gt; Australia [ label = "prep" ];<text:tab/></text:p>
      <text:p text:style-name="P34">}</text:p>
      <text:p text:style-name="P34"/>
      <text:p text:style-name="P43">2.</text:p>
      <text:p text:style-name="P44">[['nsubj', '5', '1'], ['cop', '5', '2'], ['det', '5', '3'], ['nn', '5', '4'], ['root', '0', '5'], ['prep_of', '5',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officeooo:rsid="00399e29"/>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50:52.866281381</meta:creation-date>
    <dc:date>2017-06-07T01:09:15.104963882</dc:date>
    <meta:editing-duration>P2DT22H43M50S</meta:editing-duration>
    <meta:editing-cycles>36</meta:editing-cycles>
    <meta:generator>LibreOffice/5.1.6.2$Linux_X86_64 LibreOffice_project/10m0$Build-2</meta:generator>
    <meta:document-statistic meta:table-count="1" meta:image-count="0" meta:object-count="0" meta:page-count="4" meta:paragraph-count="81" meta:word-count="958" meta:character-count="6134" meta:non-whitespace-character-count="4935"/>
  </office:meta>
</office:document-meta>
</file>